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oot@4a6cdce4bd30:/etc/ansible# cat hosts</text:span></text:p>
      <text:p text:style-name="Standard"><text:span text:style-name="T1"># This is the default ansible 'hosts' file.</text:span></text:p>
      <text:p text:style-name="Standard"><text:span text:style-name="T1">#</text:span></text:p>
      <text:p text:style-name="Standard"><text:span text:style-name="T1"># It should live in /etc/ansible/hosts</text:span></text:p>
      <text:p text:style-name="Standard"><text:span text:style-name="T1">#</text:span></text:p>
      <text:p text:style-name="Standard"><text:span text:style-name="T1"># <text:s text:c="2"/>- Comments begin with the '#' character</text:span></text:p>
      <text:p text:style-name="Standard"><text:span text:style-name="T1"># <text:s text:c="2"/>- Blank lines are ignored</text:span></text:p>
      <text:p text:style-name="Standard"><text:span text:style-name="T1"># <text:s text:c="2"/>- Groups of hosts are delimited by [header] elements</text:span></text:p>
      <text:p text:style-name="Standard"><text:span text:style-name="T1"># <text:s text:c="2"/>- You can enter hostnames or ip addresses</text:span></text:p>
      <text:p text:style-name="Standard"><text:span text:style-name="T1"># <text:s text:c="2"/>- A hostname/ip can be a member of multiple groups</text:span></text:p>
      <text:p text:style-name="P1"/>
      <text:p text:style-name="Standard"><text:span text:style-name="T1"># Ex 1: Ungrouped hosts, specify before any group headers.</text:span></text:p>
      <text:p text:style-name="P1"/>
      <text:p text:style-name="Standard"><text:span text:style-name="T1">#green.example.com</text:span></text:p>
      <text:p text:style-name="Standard"><text:span text:style-name="T1">#blue.example.com</text:span></text:p>
      <text:p text:style-name="Standard"><text:span text:style-name="T1">#192.168.100.1</text:span></text:p>
      <text:p text:style-name="Standard"><text:span text:style-name="T1">#192.168.100.10</text:span></text:p>
      <text:p text:style-name="P1"/>
      <text:p text:style-name="Standard"><text:span text:style-name="T1"># Ex 2: A collection of hosts belonging to the 'webservers' group</text:span></text:p>
      <text:p text:style-name="P1"/>
      <text:p text:style-name="Standard"><text:span text:style-name="T1">[webservers]</text:span></text:p>
      <text:p text:style-name="Standard"><text:span text:style-name="T1">10.0.0.6 ansible_python_interpreter=/usr/bin/python3</text:span></text:p>
      <text:p text:style-name="Standard"><text:span text:style-name="T1">10.0.0.7 ansible_python_interpreter=/usr/bin/python3</text:span></text:p>
      <text:p text:style-name="Standard"><text:span text:style-name="T1">[elk]</text:span></text:p>
      <text:p text:style-name="Standard"><text:span text:style-name="T1">10.1.0.4 ansible_python_interpreter=/usr/bin/python3</text:span></text:p>
      <text:p text:style-name="P1"/>
      <text:p text:style-name="Standard"><text:span text:style-name="T1">#alpha.example.org</text:span></text:p>
      <text:p text:style-name="Standard"><text:span text:style-name="T1">#beta.example.org</text:span></text:p>
      <text:p text:style-name="Standard"><text:span text:style-name="T1">#192.168.1.100</text:span></text:p>
      <text:p text:style-name="Standard"><text:span text:style-name="T1">#192.168.1.110</text:span></text:p>
      <text:p text:style-name="Standard"><text:span text:style-name="T1"># If you have multiple hosts following a pattern you can specify</text:span></text:p>
      <text:p text:style-name="Standard"><text:span text:style-name="T1"># them like this:</text:span></text:p>
      <text:p text:style-name="P1"/>
      <text:p text:style-name="Standard"><text:span text:style-name="T1">#www[001:006].example.com</text:span></text:p>
      <text:p text:style-name="P1"/>
      <text:p text:style-name="Standard"><text:span text:style-name="T1"># Ex 3: A collection of database servers in the 'dbservers' group</text:span></text:p>
      <text:p text:style-name="P1"/>
      <text:p text:style-name="Standard"><text:span text:style-name="T1">#[dbservers]</text:span></text:p>
      <text:p text:style-name="Standard"><text:span text:style-name="T1">#</text:span></text:p>
      <text:p text:style-name="Standard"><text:span text:style-name="T1">#db01.intranet.mydomain.net</text:span></text:p>
      <text:p text:style-name="Standard"><text:span text:style-name="T1">#db02.intranet.mydomain.net</text:span></text:p>
      <text:p text:style-name="Standard"><text:span text:style-name="T1">#10.25.1.56</text:span></text:p>
      <text:p text:style-name="Standard"><text:span text:style-name="T1">#10.25.1.57</text:span></text:p>
      <text:p text:style-name="P1"/>
      <text:p text:style-name="Standard"><text:span text:style-name="T1"># Here's another example of host ranges, this time there are no</text:span></text:p>
      <text:p text:style-name="Standard"><text:span text:style-name="T1"># leading 0s:</text:span></text:p>
      <text:p text:style-name="P1"/>
      <text:p text:style-name="Standard"><text:span text:style-name="T1">#db-[99:101]-node.example.com</text:span></text:p>
      <text:p text:style-name="P1"/>
      <text:p text:style-name="Standard"><text:span text:style-name="T1">root@4a6cdce4bd30:/etc/ansible#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49:00.841000000</meta:creation-date>
    <dc:date>2021-06-24T15:49:23.342000000</dc:date>
    <meta:editing-duration>PT22S</meta:editing-duration>
    <meta:editing-cycles>1</meta:editing-cycles>
    <meta:document-statistic meta:table-count="0" meta:image-count="0" meta:object-count="0" meta:page-count="1" meta:paragraph-count="39" meta:word-count="153" meta:character-count="1170" meta:non-whitespace-character-count="1046"/>
    <meta:generator>LibreOffice/7.1.3.2$Windows_X86_64 LibreOffice_project/47f78053abe362b9384784d31a6e56f8511eb1c1</meta:generator>
  </office:meta>
</office:document-meta>
</file>